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3"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6"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7" style:family="paragraph" style:parent-style-name="Standard">
      <style:paragraph-properties fo:margin-left="0in" fo:margin-right="0in" fo:margin-top="0in" fo:margin-bottom="0in" fo:line-height="100%" fo:text-indent="0in" style:auto-text-indent="false"/>
    </style:style>
    <style:style style:name="P8" style:family="paragraph" style:parent-style-name="Standard" style:list-style-name="">
      <style:paragraph-properties fo:margin-left="0in" fo:margin-right="0in" fo:margin-top="0in" fo:margin-bottom="0in" fo:line-height="100%" fo:text-indent="0in" style:auto-text-indent="false"/>
      <style:text-properties fo:color="#000000" style:font-name="Georgia" fo:font-size="10.5pt" fo:background-color="transparent" style:font-size-asian="10.5pt" style:font-size-complex="10.5pt"/>
    </style:style>
    <style:style style:name="P9" style:family="paragraph" style:parent-style-name="Standard" style:list-style-name="">
      <style:paragraph-properties fo:margin-left="0in" fo:margin-right="0in" fo:margin-top="0in" fo:margin-bottom="0in" fo:line-height="100%" fo:text-indent="0in" style:auto-text-indent="false"/>
      <style:text-properties fo:color="#000000" fo:font-size="10.5pt" fo:background-color="transparent" style:font-size-asian="10.5pt" style:font-size-complex="10.5pt"/>
    </style:style>
    <style:style style:name="P10" style:family="paragraph" style:parent-style-name="_5b_Normal_5d_"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11" style:family="paragraph" style:parent-style-name="_5b_Normal_5d_" style:list-style-name="">
      <style:paragraph-properties fo:margin-left="0in" fo:margin-right="0in" fo:margin-top="0in" fo:margin-bottom="0in" fo:line-height="100%" fo:text-indent="0in" style:auto-text-indent="false"/>
      <style:text-properties fo:color="#000000" style:font-name="Georgia" fo:font-size="10.5pt" style:text-underline-style="none" fo:background-color="transparent" style:font-size-asian="10.5pt" style:font-size-complex="10.5pt"/>
    </style:style>
    <style:style style:name="P12" style:family="paragraph" style:parent-style-name="BODY"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13" style:family="paragraph" style:parent-style-name="BODY" style:list-style-name="">
      <style:paragraph-properties fo:margin-left="0in" fo:margin-right="0in" fo:margin-top="0in" fo:margin-bottom="0in" fo:line-height="100%" fo:text-indent="0in" style:auto-text-indent="false"/>
      <style:text-properties fo:color="#000000" style:font-name="Georgia" fo:font-size="10.5pt" fo:background-color="transparent" style:font-size-asian="10.5pt" style:font-size-complex="10.5pt"/>
    </style:style>
    <style:style style:name="T1" style:family="text">
      <style:text-properties fo:font-weight="bold" style:font-weight-asian="bold" style:font-name-complex="Times New Roman1"/>
    </style:style>
    <style:style style:name="T2" style:family="text">
      <style:text-properties fo:font-weight="bold" style:font-weight-asian="bold" style:font-name-complex="Times New Roman1" style:font-weight-complex="bold"/>
    </style:style>
    <style:style style:name="T3" style:family="text">
      <style:text-properties style:font-name-complex="Times New Roman1"/>
    </style:style>
    <style:style style:name="T4" style:family="text">
      <style:text-properties style:text-position="super 58%" style:font-name-complex="Times New Roman1"/>
    </style:style>
    <style:style style:name="T5" style:family="text">
      <style:text-properties style:text-underline-style="solid" style:text-underline-width="auto" style:text-underline-color="font-color"/>
    </style:style>
    <style:style style:name="T6" style:family="text">
      <style:text-properties style:font-name="Georgia" fo:font-size="10.5pt" fo:font-weight="bold" style:font-size-asian="10.5pt" style:font-weight-asian="bold" style:font-name-complex="Times New Roman1" style:font-size-complex="10.5pt"/>
    </style:style>
    <style:style style:name="T7" style:family="text">
      <style:text-properties style:font-name="Georgia" fo:font-size="10.5pt" style:font-size-asian="10.5pt" style:font-name-complex="Times New Roman1" style:font-size-complex="10.5pt"/>
    </style:style>
    <style:style style:name="T8" style:family="text">
      <style:text-properties style:font-name="Georgia" fo:language="none" fo:country="none" style:font-name-asian="Georgia" style:language-asian="none" style:country-asian="none" style:font-name-complex="Georgia" style:language-complex="none" style:country-complex="none"/>
    </style:style>
    <style:style style:name="T9" style:family="text">
      <style:text-properties style:font-name="Georgia" fo:language="none" fo:country="none" style:text-underline-style="solid" style:text-underline-width="auto" style:text-underline-color="font-color" fo:font-weight="normal" style:font-name-asian="Georgia" style:language-asian="none" style:country-asian="none" style:font-weight-asian="normal" style:font-name-complex="Georgia" style:language-complex="none" style:country-complex="none" style:font-weight-complex="normal"/>
    </style:style>
    <style:style style:name="T10"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1" style:family="text">
      <style:text-properties style:font-name="Georgia"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12" style:family="text">
      <style:text-properties style:font-name="Georgia" fo:language="none" fo:country="none" style:text-underline-style="none" style:font-name-asian="Georgia" style:language-asian="none" style:country-asian="none" style:font-name-complex="Georgia" style:language-complex="none" style:country-complex="none"/>
    </style:style>
    <style:style style:name="T13" style:family="text">
      <style:text-properties style:font-name="Georgia" fo:language="none" fo:country="none" style:text-underline-style="none" fo:font-weight="normal" style:font-name-asian="Georgia" style:language-asian="none" style:country-asian="none" style:font-weight-asian="normal" style:font-name-complex="Georgia" style:language-complex="none" style:country-complex="none" style:font-weight-complex="normal"/>
    </style:style>
    <style:style style:name="T14"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5" style:family="text">
      <style:text-properties fo:color="#000000" fo:language="none" fo:country="none" style:text-underline-style="solid" style:text-underline-width="auto" style:text-underline-color="font-color" fo:background-color="transparent" style:font-name-asian="Georgia" style:language-asian="none" style:country-asian="none" style:font-name-complex="Georgia" style:language-complex="none" style:country-complex="none"/>
    </style:style>
    <style:style style:name="T16" style:family="text">
      <style:text-properties fo:color="#000000" fo:language="none" fo:country="none" style:text-underline-style="solid" style:text-underline-width="auto" style:text-underline-color="font-color"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17" style:family="text">
      <style:text-properties fo:color="#000000" fo:language="none" fo:country="none" fo:background-color="transparent" style:font-name-asian="Georgia" style:language-asian="none" style:country-asian="none" style:font-name-complex="Georgia" style:language-complex="none" style:country-complex="none"/>
    </style:style>
    <style:style style:name="T18" style:family="text">
      <style:text-properties fo:color="#000000" fo:language="none" fo:country="none" style:text-underline-style="none" fo:background-color="transparent" style:font-name-asian="Georgia" style:language-asian="none" style:country-asian="none" style:font-name-complex="Georgia" style:language-complex="none" style:country-complex="none"/>
    </style:style>
    <style:style style:name="T19" style:family="text">
      <style:text-properties fo:color="#000000" fo:language="none" fo:country="none" style:text-underline-style="none"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20" style:family="text">
      <style:text-properties fo:color="#000000" fo:language="none" fo:country="none" fo:font-weight="bold" fo:background-color="transparent" style:font-name-asian="Georgia" style:language-asian="none" style:country-asian="none" style:font-weight-asian="bold" style:font-name-complex="Georgia" style:language-complex="none" style:country-complex="none" style:font-weight-complex="bold"/>
    </style:style>
    <style:style style:name="T21" style:family="text">
      <style:text-properties fo:language="none" fo:country="none" style:font-name-asian="Georgia" style:language-asian="none" style:country-asian="none" style:font-name-complex="Georgia" style:language-complex="none" style:country-complex="none"/>
    </style:style>
    <style:style style:name="T22" style:family="text">
      <style:text-properties fo:language="none" fo:country="none" style:font-name-asian="Georgia" style:language-asian="none" style:country-asian="none" style:font-name-complex="Times New Roman1" style:language-complex="none" style:country-complex="none"/>
    </style:style>
    <style:style style:name="T23" style:family="text">
      <style:text-properties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24" style:family="text">
      <style:text-properties fo:language="none" fo:country="none" style:text-underline-style="solid" style:text-underline-width="auto" style:text-underline-color="font-color" fo:font-weight="normal" style:font-name-asian="Georgia" style:language-asian="none" style:country-asian="none" style:font-weight-asian="normal" style:font-name-complex="Georgia" style:language-complex="none" style:country-complex="none" style:font-weight-complex="normal"/>
    </style:style>
    <style:style style:name="T25" style:family="text">
      <style:text-properties fo:language="none" fo:country="none" fo:font-weight="bold" style:font-name-asian="Georgia" style:language-asian="none" style:country-asian="none" style:font-weight-asian="bold" style:font-name-complex="Times New Roman1" style:language-complex="none" style:country-complex="none" style:font-weight-complex="bold"/>
    </style:style>
    <style:style style:name="T26" style:family="text">
      <style:text-properties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27" style:family="text">
      <style:text-properties style:text-underline-style="none" fo:font-weight="bold" style:font-weight-asian="bold" style:font-name-complex="Times New Roman1" style:font-weight-complex="bold"/>
    </style:style>
    <style:style style:name="T28" style:family="text">
      <style:text-properties style:text-underline-style="none"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njoying Jesus</text:p>
      <text:p text:style-name="P1"><text:span text:style-name="T1">Read:</text:span><text:span text:style-name="T3"> Matthew 6:33; Romans 14:17</text:span></text:p>
      <text:p text:style-name="P2"/>
      <text:p text:style-name="P7"><text:span text:style-name="T6">Text:</text:span><text:span text:style-name="T7"> </text:span><text:span text:style-name="T14">Nehemiah 8:10 “...the joy of the LORD is your strength.”</text:span></text:p>
      <text:p text:style-name="P6"/>
      <text:h text:style-name="P4" text:outline-level="3"><text:span text:style-name="T1">Introduction:</text:span><text:span text:style-name="T3"> In your hands you have a piece of paper that I want you to look at. In the first one...how many see a vase? How many see two faces? In the one directly next to it how many see a woman's face? How many see a man playing a tuba? </text:span></text:h>
      <text:h text:style-name="P5" text:outline-level="3"><text:span text:style-name="T3"><text:s text:c="3"/>Is prayer difficult for you? Do you hear people talking about how God has spoken to them and wonder why He doesn't speak to you? When you read the scriptures; is it just words on a piece of paper? Have you won-dered why other people seem to really enjoy the scripture and can talk endlessly about how God speaks to them, thru the Word and you can see is only what the words say? Perhaps you have trusted in Christ as the scriptures tell you to but there is nothing that you feel; like other Christ-ians say they do. Is the Bible that others read different from the one you read or perhaps you are looking at the same picture but your focus keeps you from seeing what they see. With that in mind let us contemplate: The Joy of the Lord?</text:span></text:h>
      <text:h text:style-name="P5" text:outline-level="3"><text:span text:style-name="T3"/></text:h>
      <text:h text:style-name="P5" text:outline-level="3"><text:span text:style-name="T2">I. His Word brings joy:</text:span><text:span text:style-name="T3"> </text:span><text:span text:style-name="T18">Jeremiah 15:16 </text:span><text:span text:style-name="T19">“Thy words were found, &amp; I did eat them</text:span><text:span text:style-name="T17">; &amp; </text:span><text:span text:style-name="T15">thy word was unto me the joy</text:span><text:span text:style-name="T17"> &amp; rejoicing of mine heart...” Notice that it does not say that a perfect day was the beginning of my joy. It does not say that I won the lottery and found joy. It does not say all my troubles were taken away and I found joy. His Word <text:s/>brings joy! Read it and Rejoice! </text:span></text:h>
      <text:h text:style-name="P9" text:outline-level="3"><text:span text:style-name="T10">II. His Presence brings joy:</text:span><text:span text:style-name="T8"> </text:span><text:span text:style-name="T12">Psalm 16:11</text:span><text:span text:style-name="T8"> “Thou wilt shew me the path of life: </text:span><text:span text:style-name="T9">in thy presence </text:span><text:span text:style-name="T11">is</text:span><text:span text:style-name="T8"> fulness of joy...” What does it mean to be in His presence? Does it mean going to church? Well...not exclusively but that is one place where it is most likely His presence can be found. Isaiah said: “And the ransomed of the LORD shall...</text:span><text:span text:style-name="T9">come to Zion</text:span><text:span text:style-name="T13"> with songs</text:span><text:span text:style-name="T8"> and everlasting joy upon their heads...” Considering that Zion is a type of the place of worship in the Old Testament and the church in the New Test-ament it would seem logical that there is joy in the house of the Lord because His presence is found there.</text:span></text:h>
      <text:h text:style-name="P11" text:outline-level="3"><text:span text:style-name="T25">III. Relationship with Him brings joy:</text:span><text:span text:style-name="T22"> </text:span><text:span text:style-name="T21">Psalm 5:11 “But let all those that </text:span><text:span text:style-name="T24">put their trust in thee</text:span><text:span text:style-name="T21"> rejoice: let them ever shout for joy...let them also </text:span><text:span text:style-name="T23">that love thy name</text:span><text:span text:style-name="T21"> be joyful in thee.” (man hanging on a root) (Mel Gibson handcuffed to suicide jumper). Isaiah 51:11 “Therefore the </text:span><text:span text:style-name="T24">rede-emed of the LORD</text:span><text:span text:style-name="T21"> shall return, and come with singing unto Zion; and everlasting joy </text:span><text:span text:style-name="T26">shall be</text:span><text:span text:style-name="T21"> upon their head...” Joy cannot happen without a relationship. We can be happy or content knowing about a person but they can only bring joy to us when we have a relationship with them. I am happy to come to your house and see you interact with your son but joy comes when it is me and my son.</text:span></text:h>
      <text:h text:style-name="P12" text:outline-level="3"><text:span text:style-name="T27">IV. Joy comes at a cost:</text:span><text:span text:style-name="T28"> </text:span><text:span text:style-name="T18">Psalm 27:6 says: “...therefore will I offer in his tabernacle </text:span><text:span text:style-name="T16">sacrifices of joy</text:span><text:span text:style-name="T19">...” Nehemiah says: </text:span><text:span text:style-name="T17">“...that day they </text:span><text:span text:style-name="T16">offered great sacrifices</text:span><text:span text:style-name="T17">, and rejoiced...” sometimes you just must choose joy. It may be a sacrifice of your emotions to be joyful. Sometimes you may be going through something that floods your eyes with tears and through your tears you say: “God, I am rejoicing because you are working even though I cannot see it. The scripture says that all things work together for my good and I rejoice in that; even as I prepare for this funeral.” </text:span><text:span text:style-name="T18">Isaiah 61:3 says:...</text:span><text:span text:style-name="T17">unto </text:span><text:span text:style-name="T16">them that mourn in Zion</text:span><text:span text:style-name="T19">,</text:span><text:span text:style-name="T17"> to give...them...the oil of joy for mourning...that he might be glorified.” there may be mourning but God offers joy in your mourning. The psalmist said it this way: “They that </text:span><text:span text:style-name="T16">sow in tears</text:span><text:span text:style-name="T17"> shall reap in joy.”</text:span></text:h>
      <text:h text:style-name="P10" text:outline-level="3"><text:span text:style-name="T20">V. Jesus said:</text:span><text:span text:style-name="T17"> “...seek ye first the kingdom of God, and his righteous-ness...” What is the kingdom of God? </text:span><text:span text:style-name="T18">Romans 14:17 says:</text:span><text:span text:style-name="T17"> “For the king-dom of God is not meat and drink; but righteousness, and peace, and joy in the Holy Ghost.” His kingdom is not complete with righteousness alone. His kingdom is not complete with righteousness accompanied by peace. </text:span><text:span text:style-name="T15">His kingdom in our lives is complete when a righteous life filled with His peace is also accompanied by Holy Ghost supplied joy</text:span><text:span text:style-name="T17">!</text:span></text:h>
      <text:h text:style-name="P10" text:outline-level="3"><text:span text:style-name="T17"/></text:h>
      <text:h text:style-name="P5" text:outline-level="3"><text:span text:style-name="T2">Conclude:</text:span><text:span text:style-name="T3"> On Christmas day, one member of our family received an unexpected gift. As Sally was explaining the various functions of the gift I waited for a break in the conversation and added my input. Since it seemed that no one was listening I said the same thing 4 separate times. After the 4</text:span><text:span text:style-name="T4">th</text:span><text:span text:style-name="T3"> time of not being heard I got mad. I was angry that what I was saying was unimportant to those I was talking to and I felt that I was not important to those I was trying to talk to. </text:span></text:h>
      <text:h text:style-name="P5" text:outline-level="3"><text:span text:style-name="T3"><text:s text:c="2"/>On Wednesday morning Sally and I listened to a sermon by Jim Cymbala. This is one thing that he asked: “</text:span> <text:span text:style-name="T5">Why would God punish a person with heaven who does not enjoy being with Him on earth</text:span>?” As I sat there with tears coming out of my eyes, it occurred to me that there are many times that God has tried to talk to me when I, too, was distract-ed with other, less important, things. Perhaps God knows that He is not as important, to me, as other things. </text:h>
      <text:h text:style-name="P5" text:outline-level="3"><text:s text:c="2"/>Do you and I really enjoy talking to Him, reading about Him, talking about Him, and spending time with Him? Do you have joy in Christ or would you like to experience real joy this morning?</text:h>
      <text:h text:style-name="P5" text:outline-level="3"><text:s text:c="2"/>Altar call </text:h>
      <text:h text:style-name="P8" text:outline-level="3"><text:span text:style-name="T21"/></text:h>
      <text:h text:style-name="P13" text:outline-level="3"><text:span text:style-name="T2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3</meta:editing-cycles>
    <meta:creation-date>2014-03-28T17:34:00</meta:creation-date>
    <dc:date>2017-12-28T16:19:52.50</dc:date>
    <meta:editing-duration>P1DT6H59M39S</meta:editing-duration>
    <meta:generator>OpenOffice/4.1.3$Win32 OpenOffice.org_project/413m1$Build-9783</meta:generator>
    <meta:document-statistic meta:table-count="0" meta:image-count="0" meta:object-count="0" meta:page-count="1" meta:paragraph-count="14" meta:word-count="983" meta:character-count="521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